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70172" officeooo:paragraph-rsid="00070172"/>
    </style:style>
    <style:style style:name="P2" style:family="paragraph" style:parent-style-name="Standard">
      <style:paragraph-properties fo:text-align="center" style:justify-single-word="false"/>
      <style:text-properties officeooo:rsid="00070172" officeooo:paragraph-rsid="00070172"/>
    </style:style>
    <style:style style:name="P3" style:family="paragraph" style:parent-style-name="Standard">
      <style:paragraph-properties fo:text-align="center" style:justify-single-word="false"/>
      <style:text-properties officeooo:rsid="00078606" officeooo:paragraph-rsid="00078606"/>
    </style:style>
    <style:style style:name="P4" style:family="paragraph" style:parent-style-name="Standard">
      <style:paragraph-properties fo:text-align="start" style:justify-single-word="false"/>
      <style:text-properties officeooo:rsid="00078606" officeooo:paragraph-rsid="00078606"/>
    </style:style>
    <style:style style:name="P5" style:family="paragraph" style:parent-style-name="Standard">
      <style:paragraph-properties fo:text-align="start" style:justify-single-word="false"/>
      <style:text-properties officeooo:rsid="0009742c" officeooo:paragraph-rsid="0009742c"/>
    </style:style>
    <style:style style:name="P6" style:family="paragraph" style:parent-style-name="Standard">
      <style:paragraph-properties fo:text-align="start" style:justify-single-word="false"/>
      <style:text-properties officeooo:rsid="0009742c" officeooo:paragraph-rsid="0009742c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officeooo:rsid="0007ec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ek Yardas</text:p>
      <text:p text:style-name="P1">SPN 217</text:p>
      <text:p text:style-name="P1">Yvette Aparicio</text:p>
      <text:p text:style-name="P2">Tarea para 11/6/17</text:p>
      <text:p text:style-name="P4">Escena: 37:24-39:12</text:p>
      <text:p text:style-name="P4">Ella v<text:span text:style-name="T2">er a la parque para carmelo</text:span></text:p>
      <text:p text:style-name="P3"/>
      <text:p text:style-name="P4">Muchas ancianos, mucha blanco</text:p>
      <text:p text:style-name="P4">Music is a little off tune, shuffling,</text:p>
      <text:p text:style-name="P4">sonreir?</text:p>
      <text:p text:style-name="P4">La otra muler trae su braclet?</text:p>
      <text:p text:style-name="P4">Yadira y susy (<text:span text:style-name="T1">drag queens</text:span> <text:span text:style-name="T2">transgender</text:span>)</text:p>
      <text:p text:style-name="P4"><text:s/></text:p>
      <text:p text:style-name="P5">50:00?</text:p>
      <text:p text:style-name="P5">Susy aprender danzón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6:39:39.417770000</meta:creation-date>
    <dc:date>2017-11-07T15:33:23.352183000</dc:date>
    <meta:editing-duration>PT3H2M29S</meta:editing-duration>
    <meta:editing-cycles>2</meta:editing-cycles>
    <meta:generator>LibreOffice/5.2.5.1$MacOSX_X86_64 LibreOffice_project/0312e1a284a7d50ca85a365c316c7abbf20a4d22</meta:generator>
    <meta:document-statistic meta:table-count="0" meta:image-count="0" meta:object-count="0" meta:page-count="1" meta:paragraph-count="14" meta:word-count="46" meta:character-count="274" meta:non-whitespace-character-count="240"/>
  </office:meta>
</office:document-meta>
</file>